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38857" officeooo:paragraph-rsid="00038857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463f7" officeooo:paragraph-rsid="000463f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4d6e5" officeooo:paragraph-rsid="0004d6e5" style:font-size-asian="14pt" style:font-size-complex="14pt"/>
    </style:style>
    <style:style style:name="P5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6" style:family="paragraph" style:parent-style-name="Standard">
      <style:paragraph-properties fo:line-height="150%"/>
      <style:text-properties style:font-name="Ubuntu" fo:font-size="14pt" officeooo:rsid="00072ecf" officeooo:paragraph-rsid="00072ec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775fd" officeooo:paragraph-rsid="000775f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85b03" officeooo:paragraph-rsid="00085b03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a3f3c" officeooo:paragraph-rsid="000a3f3c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b9bd9" officeooo:paragraph-rsid="000b9bd9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bcccc" officeooo:paragraph-rsid="000bcccc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cfc8b" officeooo:paragraph-rsid="000cfc8b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ed360" officeooo:paragraph-rsid="000ed360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25ae4" officeooo:paragraph-rsid="00125ae4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3732b" officeooo:paragraph-rsid="0013732b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53ef6" officeooo:paragraph-rsid="00153ef6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53ef6" officeooo:paragraph-rsid="00153ef6" fo:background-color="transparen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072ecf" fo:background-color="#dddddd" loext:char-shading-value="0"/>
    </style:style>
    <style:style style:name="T4" style:family="text">
      <style:text-properties officeooo:rsid="000775fd" fo:background-color="#dddddd" loext:char-shading-value="0"/>
    </style:style>
    <style:style style:name="T5" style:family="text">
      <style:text-properties officeooo:rsid="00085b03" fo:background-color="#dddddd" loext:char-shading-value="0"/>
    </style:style>
    <style:style style:name="T6" style:family="text">
      <style:text-properties fo:background-color="#dddddd" loext:char-shading-value="0"/>
    </style:style>
    <style:style style:name="T7" style:family="text">
      <style:text-properties officeooo:rsid="000f2aae" fo:background-color="#dddddd" loext:char-shading-value="0"/>
    </style:style>
    <style:style style:name="T8" style:family="text">
      <style:text-properties officeooo:rsid="00072ecf"/>
    </style:style>
    <style:style style:name="T9" style:family="text"/>
    <style:style style:name="T10" style:family="text">
      <style:text-properties officeooo:rsid="000775fd"/>
    </style:style>
    <style:style style:name="T11" style:family="text">
      <style:text-properties officeooo:rsid="00085b03"/>
    </style:style>
    <style:style style:name="T12" style:family="text">
      <style:text-properties officeooo:rsid="000bcccc"/>
    </style:style>
    <style:style style:name="T13" style:family="text">
      <style:text-properties officeooo:rsid="000f2a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Metodos String</text:h>
      <text:p text:style-name="P3"><text:span text:style-name="T1">charAt -</text:span> Retorna o caractere que esta na posição indicada a partir de uma string: <text:span text:style-name="T2">string.charAt(posição) </text:span></text:p>
      <text:p text:style-name="P3"/>
      <text:p text:style-name="P4"><text:span text:style-name="T1">concat -</text:span> Concatena (junta) <text:span text:style-name="T8">varias strings: </text:span><text:span text:style-name="T3">string.concat(“ ”) </text:span></text:p>
      <text:p text:style-name="P1"/>
      <text:p text:style-name="P6"><text:span text:style-name="T1">startsWith -</text:span> <text:span text:style-name="T10">Verifica se uma string começa com o caractere especificado e retorna true ou false: </text:span><text:span text:style-name="T4">string.startsWith(“ ”) </text:span></text:p>
      <text:p text:style-name="P2"/>
      <text:p text:style-name="P7"><text:span text:style-name="T1">endsWith -</text:span> <text:span text:style-name="T11">Verifica se uma string termina com o caractere especificado e retorna true ou false: </text:span><text:span text:style-name="T5">string.endsWith(“ “) </text:span></text:p>
      <text:p text:style-name="P1"/>
      <text:p text:style-name="P8"><text:span text:style-name="T1">includes -</text:span> Verifica se uma string possui um determinado caractere e retorna true ou false: <text:span text:style-name="T6">string.includes(“ “) </text:span></text:p>
      <text:p text:style-name="P1"/>
      <text:p text:style-name="P9"><text:span text:style-name="T1">indexOf -</text:span> Verifica se uma string possui um determinado caractere e retorna a posição da primeira ocorrencia ou -1: <text:span text:style-name="T6">string.indexOf(“ “) </text:span></text:p>
      <text:p text:style-name="P1"/>
      <text:p text:style-name="P9"><text:span text:style-name="T1">lastIndexOf -</text:span> Verifica se uma string possui um determinado caractere e retorna a posição da ultima ocorrencia ou -1: <text:span text:style-name="T6">string.lastIndexOf(“ “) </text:span></text:p>
      <text:p text:style-name="P1"/>
      <text:p text:style-name="P11"><text:span text:style-name="T1">match -</text:span> Verifica se uma string possui determinado padrão e retorna um array com todas as ocorrencias ou null: <text:span text:style-name="T6">string.match( <text:s/>) </text:span></text:p>
      <text:p text:style-name="P1"/>
      <text:p text:style-name="P11"><text:span text:style-name="T1">padStart –</text:span> <text:span text:style-name="T12">Preenche o inicio de uma string com outra até determinado comprimento: string.padStart(length, “ “)</text:span></text:p>
      <text:p text:style-name="P11"/>
      <text:p text:style-name="P12"><text:span text:style-name="T1">padEnd -</text:span> Preenche o fim de uma string com outra até determinado comprimento: <text:span text:style-name="T6">string.padEnd(length, “ “) </text:span></text:p>
      <text:p text:style-name="P13"><text:soft-page-break/><text:span text:style-name="T1">repeat -</text:span> Repete uma string determinado numero de vezes: <text:span text:style-name="T6">string.repeat( <text:s/>) </text:span></text:p>
      <text:p text:style-name="P12"/>
      <text:p text:style-name="P13"><text:span text:style-name="T1">replace -</text:span> Substitui uma coisa por outra dentro de uma string: <text:span text:style-name="T6">string.replace(“ “, “ “) </text:span></text:p>
      <text:p text:style-name="P12"/>
      <text:p text:style-name="P13"><text:span text:style-name="T1">search -</text:span> Busca um padrão em uma string e retorna a posição da primeira ocorrencia encontrada: <text:span text:style-name="T6">string.search( <text:s/>) </text:span></text:p>
      <text:p text:style-name="P12"/>
      <text:p text:style-name="P14"><text:span text:style-name="T1">slice -</text:span> Retorna uma parte de uma string a partir do inicio e fim especificado (não inclui o fim): <text:span text:style-name="T6">string.slice(inicio, fim) </text:span></text:p>
      <text:p text:style-name="P12"/>
      <text:p text:style-name="P14"><text:span text:style-name="T1">split -</text:span> <text:span text:style-name="T13">Divide uma string em uma lista de substrings a partir de um padrão, transforma em um array e retorna ele: </text:span><text:span text:style-name="T7">string.split( <text:s/>) </text:span></text:p>
      <text:p text:style-name="P12"/>
      <text:p text:style-name="P15"><text:span text:style-name="T1">substring -</text:span> Corta e retorna uma string a partir do inicio e fim especificado (não inclui o fim): <text:span text:style-name="T6">string.substring(inicio, fim) </text:span></text:p>
      <text:p text:style-name="P12"/>
      <text:p text:style-name="P15"><text:span text:style-name="T1">toLowerCase -</text:span> Transforma a string em minuscula: <text:span text:style-name="T6">string.toLowerCase( <text:s/>) </text:span></text:p>
      <text:p text:style-name="P15"/>
      <text:p text:style-name="P15"><text:span text:style-name="T1">toUpperCase -</text:span> Transforma a string em maiuscula: <text:span text:style-name="T6">string.toUpperCase( <text:s/>) </text:span></text:p>
      <text:p text:style-name="P12"/>
      <text:p text:style-name="P16"><text:span text:style-name="T1">trim -</text:span> Deleta os espaços iniciais e finais de uma string: <text:span text:style-name="T6">string.trim( <text:s/>) </text:span></text:p>
      <text:p text:style-name="P12"/>
      <text:p text:style-name="P16"><text:span text:style-name="T1">trimStart -</text:span> Deleta os espaços iniciais de uma string: <text:span text:style-name="T6">string.trimStart( <text:s/>) </text:span></text:p>
      <text:p text:style-name="P12"/>
      <text:p text:style-name="P16"><text:span text:style-name="T1">trimEnd</text:span> - Deleta os espaços finais de uma string: <text:span text:style-name="T6">string.trimEnd( <text:s/>) </text:span></text:p>
      <text:p text:style-name="P12"/>
      <text:p text:style-name="P17"><text:span text:style-name="T1">fromCharCode -</text:span> Transforma o codigo especificado no caractere correspondente: <text:span text:style-name="T6">String.fromCharCode( <text:s/>) </text:span></text:p>
      <text:p text:style-name="P17"/>
      <text:p text:style-name="P17"><text:soft-page-break/><text:span text:style-name="T1">toString -</text:span> Converte para string: <text:span text:style-name="T6">valor.toString( <text:s/>) 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8:31:05.900357970</meta:creation-date>
    <dc:date>2023-02-06T07:38:12.349917952</dc:date>
    <meta:editing-duration>PT1H11M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3" meta:paragraph-count="24" meta:word-count="353" meta:character-count="2315" meta:non-whitespace-character-count="1952"/>
  </office:meta>
</office:document-meta>
</file>